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34000001CDBE65FEEF032F1A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" fo:font-size="88pt" fo:font-weight="bold" officeooo:rsid="001b9e6a" officeooo:paragraph-rsid="001806e3" style:font-size-asian="77pt" style:font-weight-asian="bold" style:font-size-complex="8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Noto Sans" fo:font-size="77pt" fo:font-weight="bold" officeooo:rsid="001b9e6a" officeooo:paragraph-rsid="001806e3" style:font-size-asian="67.3499984741211pt" style:font-weight-asian="bold" style:font-size-complex="77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oto Sans" fo:font-size="128pt" fo:font-weight="bold" officeooo:rsid="001915af" officeooo:paragraph-rsid="001915af" style:font-size-asian="128pt" style:font-weight-asian="bold" style:font-size-complex="12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Noto Sans" fo:font-size="66pt" fo:font-weight="bold" officeooo:rsid="001a50fd" officeooo:paragraph-rsid="001a50fd" style:font-size-asian="66pt" style:font-weight-asian="bold" style:font-size-complex="6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Noto Sans" fo:font-size="48pt" fo:font-weight="bold" officeooo:rsid="001a50fd" officeooo:paragraph-rsid="001a50fd" style:font-size-asian="48pt" style:font-weight-asian="bold" style:font-size-complex="48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Noto Sans" fo:font-size="92pt" fo:font-weight="bold" officeooo:rsid="001a50fd" officeooo:paragraph-rsid="001a50fd" style:font-size-asian="92pt" style:font-weight-asian="bold" style:font-size-complex="92pt" style:font-weight-complex="bold"/>
    </style:style>
    <style:style style:name="T1" style:family="text">
      <style:text-properties officeooo:rsid="001a50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"><draw:frame draw:style-name="fr1" draw:name="Image1" text:anchor-type="paragraph" svg:x="0.243cm" svg:y="0.623cm" svg:width="25.458cm" svg:height="8.811cm" draw:z-index="0"><draw:image xlink:href="Pictures/1000020100000534000001CDBE65FEEF032F1A26.png" xlink:type="simple" xlink:show="embed" xlink:actuate="onLoad" loext:mime-type="image/png"/></draw:frame></text:p>
      <text:p text:style-name="P6">Getränkepreise</text:p>
      <text:p text:style-name="P4"/>
      <text:p text:style-name="P5">Flora-Mate<text:tab/><text:tab/><text:tab/><text:tab/><text:tab/><text:tab/><text:tab/>2,00 EUR</text:p>
      <text:p text:style-name="P5">Wasser<text:tab/><text:tab/><text:tab/><text:tab/><text:tab/><text:tab/><text:tab/><text:tab/><text:tab/><text:tab/>1,00 EUR</text:p>
      <text:p text:style-name="P5">alles andere<text:tab/><text:tab/><text:tab/><text:tab/><text:tab/><text:tab/>1,50 EUR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7:50:30.459000000</meta:creation-date>
    <meta:print-date>2019-07-31T18:18:46.532000000</meta:print-date>
    <dc:date>2019-07-31T18:20:42.503000000</dc:date>
    <meta:editing-duration>PT30M11S</meta:editing-duration>
    <meta:editing-cycles>3</meta:editing-cycles>
    <meta:generator>LibreOffice/6.1.0.3$Windows_X86_64 LibreOffice_project/efb621ed25068d70781dc026f7e9c5187a4decd1</meta:generator>
    <meta:document-statistic meta:table-count="0" meta:image-count="1" meta:object-count="0" meta:page-count="1" meta:paragraph-count="4" meta:word-count="11" meta:character-count="89" meta:non-whitespace-character-count="62"/>
  </office:meta>
</office:document-meta>
</file>